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75C0BC8C1656F29D.png" manifest:media-type="image/png"/>
  <manifest:file-entry manifest:full-path="Pictures/100002010000064000000384B22251089CFD0C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418cm" draw:z-index="0"><draw:image xlink:href="Pictures/100002010000064000000384B22251089CFD0C59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17cm" svg:height="10.843cm" draw:z-index="1"><draw:image xlink:href="Pictures/10000201000006400000038475C0BC8C1656F2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6:18:27.327731221</meta:creation-date>
    <dc:date>2022-03-22T16:21:46.516932814</dc:date>
    <meta:editing-duration>PT3M19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